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align="start" text:enable-numbering="true" fo:text-indent="-0.635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.6cm" fo:margin-right="0cm" fo:text-indent="-0.6cm"/>
      <style:text-properties fo:font-size="16pt"/>
    </style:style>
    <style:style style:name="P8" style:family="paragraph">
      <style:paragraph-properties fo:margin-left="1.2cm" fo:margin-right="0cm" fo:text-indent="-0.9cm"/>
      <style:text-properties fo:font-size="26pt"/>
    </style:style>
    <style:style style:name="P9" style:family="paragraph">
      <style:paragraph-properties fo:margin-left="2.4cm" fo:margin-right="0cm" fo:text-indent="-0.8cm"/>
      <style:text-properties fo:font-size="26pt"/>
    </style:style>
    <style:style style:name="P10" style:family="paragraph">
      <style:paragraph-properties fo:margin-left="3.6cm" fo:margin-right="0cm" fo:text-indent="-0.6cm"/>
    </style:style>
    <style:style style:name="T1" style:family="text">
      <style:text-properties fo:font-size="18pt" fo:font-style="italic" fo:font-weight="bold"/>
    </style:style>
    <style:style style:name="T2" style:family="text">
      <style:text-properties fo:color="#ffff00"/>
    </style:style>
    <style:style style:name="T3" style:family="text">
      <style:text-properties fo:color="#23ff23"/>
    </style:style>
    <style:style style:name="T4" style:family="text">
      <style:text-properties fo:color="#ccccff"/>
    </style:style>
    <style:style style:name="T5" style:family="text">
      <style:text-properties fo:color="#ccccff" fo:font-size="20pt" fo:font-weight="bold"/>
    </style:style>
    <style:style style:name="T6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7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8" style:family="text">
      <style:text-properties fo:color="#23ff23" fo:font-family="'Lucida Sans'" style:font-style-name="Regular" style:font-family-generic="swiss" style:font-pitch="variable" fo:font-size="22pt" fo:font-weight="bold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9" style:family="text">
      <style:text-properties fo:color="#e6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Modula-2</presentation:footer-decl>
      <presentation:footer-decl presentation:name="ftr2">CMPTxxxx</presentation:footer-decl>
      <presentation:date-time-decl presentation:name="dtd1" presentation:source="fixed">19 Oct 2006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An Interregnum on Modula-2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19 Oct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6.985cm" svg:height="1.905cm" svg:x="20.322cm" svg:y="10.137cm">
          <text:list text:style-name="L3">
            <text:list-item>
              <text:p text:style-name="P2"><text:span text:style-name="T1">announcements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of §8.2-8.4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Number <text:span text:style-name="T2">bases</text:span>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Binary, hexadecimal</text:span> (0xBEEF), <text:span text:style-name="T2">octal</text:span> (0115)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">Bitwise</text:span> operators: <text:span text:style-name="T3">&amp;, |, ^, &lt;&lt;, &gt;&gt;</text:span></text:p>
              </text:list-item>
            </text:list>
            <text:list text:style-name="L4">
              <text:list-item>
                <text:p text:style-name="P5">Units of measure of <text:span text:style-name="T2">memory</text:span>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Bits, nibbles, bytes, words, pages</text:span></text:p>
                  </text:list-item>
                </text:list>
              </text:list-item>
            </text:list>
            <text:list text:style-name="L4">
              <text:list-item>
                <text:p text:style-name="P5">Units of measure for <text:span text:style-name="T2">hard disks</text:span>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C/H/S</text:span> geometry</text:p>
                  </text:list-item>
                </text:list>
              </text:list-item>
            </text:list>
            <text:list text:style-name="L4">
              <text:list-item>
                <text:p text:style-name="P5">SI <text:span text:style-name="T2">units</text:span> vs binary units, <text:span text:style-name="T4">KB</text:span> vs. <text:span text:style-name="T4">Kb</text:span>, etc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Programming and Python/M2/C</text:p>
          </draw:text-box>
        </draw:frame>
        <draw:frame presentation:style-name="pr5" draw:text-style-name="P8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8">The focus of this class is on the software development <text:span text:style-name="T2">process</text:span>: problem-solving using programming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WADES, lab write-ups, design, pseudocode</text:span></text:p>
                  </text:list-item>
                </text:list>
              </text:list-item>
            </text:list>
            <text:list text:style-name="L4">
              <text:list-item>
                <text:p text:style-name="P8">The particular <text:span text:style-name="T2">language</text:span> isn't so important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Python</text:span> is easy to get started in</text:p>
                  </text:list-item>
                </text:list>
              </text:list-item>
            </text:list>
            <text:list text:style-name="L4">
              <text:list-item>
                <text:p text:style-name="P8">You should be able to <text:span text:style-name="T2">pick up</text:span> any other language on your own easily: <text:span text:style-name="T4">M2, C, Java, etc.</text:span></text:p>
              </text:list-item>
            </text:list>
            <text:list text:style-name="L4">
              <text:list-item>
                <text:p text:style-name="P8">Future <text:span text:style-name="T4">CMPT</text:span> courses may <text:span text:style-name="T2">require</text:span> you to work in M2, C++, or Java</text:p>
              </text:list-item>
            </text:list>
            <text:list text:style-name="L4">
              <text:list-item>
                <text:p text:style-name="P8">Today I'll get you started so you can work in <text:span text:style-name="T2">M2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tonybrook M2 environment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The <text:span text:style-name="T2">Stonybrook</text:span> M2 software is installed on TWU lab PCs (Start-&gt;Programs-&gt;Computing)</text:p>
              </text:list-item>
            </text:list>
            <text:list text:style-name="L4">
              <text:list-item>
                <text:p text:style-name="P5">Stonybrook <text:span text:style-name="T2">orientation</text:span>:<text:span text:style-name="T5"> </text:span><text:span text:style-name="T5"><text:a xlink:href="http://twu.seanho.com/05fall/cmpt14x/stonybrook/">http://twu.seanho.com/05fall/cmpt14x/stonybrook/</text:a></text:span></text:p>
              </text:list-item>
            </text:list>
            <text:list text:style-name="L4">
              <text:list-item>
                <text:p text:style-name="P5">Start with an empty <text:span text:style-name="T2">project</text:span> file:<text:span text:style-name="T5"> </text:span><text:span text:style-name="T5"><text:a xlink:href="http://twu.seanho.com/05fall/cmpt14x/stonybrook/M2Project.sbp">http://twu.seanho.com/05fall/cmpt14x/stonybrook/M2Project.sbp</text:a></text:span></text:p>
              </text:list-item>
            </text:list>
            <text:list text:style-name="L4">
              <text:list-item>
                <text:p text:style-name="P5">You can have <text:span text:style-name="T2">multiple</text:span> programs and libraries in one project; all <text:span text:style-name="T2">modules</text:span> in the same project can <text:span text:style-name="T2">import</text:span> from one another</text:p>
              </text:list-item>
            </text:list>
            <text:list text:style-name="L4">
              <text:list-item>
                <text:p text:style-name="P5">Create a new <text:span text:style-name="T2">program module</text:span> in this project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File</text:span>-&gt;<text:span text:style-name="T3">New Module</text:span>: <text:span text:style-name="T3">Program</text:span> module typ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6">HW07 </text:span><text:span text:style-name="T7">due tomorrow: Py ch9 #5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7">Also, write your own pseudorandom number generator, an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7">Create a histogram using your own pseudorandom, another histogram using the built-in random(), and compa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8">Built-in random():</text:span><text:span text:style-name="T8"><text:tab/></text:span><text:span text:style-name="T8">102 97 105 101 95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8">My random():</text:span><text:span text:style-name="T8"><text:tab/></text:span><text:span text:style-name="T8"><text:tab/></text:span><text:span text:style-name="T8">87 110 92 105 106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6">Quiz06 (ch7-8)</text:span><text:span text:style-name="T7"> tomorrow</text:span></text:p>
              </text:list-item>
            </text:list>
            <text:list text:style-name="L4">
              <text:list-item>
                <text:p text:style-name="P5"><text:span text:style-name="T7">CMPT140 </text:span><text:span text:style-name="T9">Final</text:span><text:span text:style-name="T7"> next week: W-Th 25-26Oc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4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4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4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4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6-10-13T17:17:34</meta:creation-date>
    <dc:creator>Sean Ho</dc:creator>
    <dc:date>2006-10-19T11:44:54</dc:date>
    <dc:language>en-US</dc:language>
    <meta:editing-cycles>16</meta:editing-cycles>
    <meta:editing-duration>P2DT22H36M26S</meta:editing-duration>
    <meta:user-defined meta:name="Info 1"/>
    <meta:user-defined meta:name="Info 2"/>
    <meta:user-defined meta:name="Info 3"/>
    <meta:user-defined meta:name="Info 4"/>
    <meta:document-statistic meta:object-count="178"/>
  </office:meta>
</office:document-meta>
</file>